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14%" style:writing-mode="lr-tb"/>
      <style:text-properties fo:font-variant="normal" fo:text-transform="none" fo:color="#000000" style:text-line-through-style="none" style:text-line-through-type="none" style:font-name="Arial1" fo:font-size="11.25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14%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font-name="Arial1" fo:font-size="11.25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1155cc" style:text-line-through-style="none" style:text-line-through-type="none" style:font-name="Arial1" fo:font-size="11.25pt" fo:font-style="normal" style:text-underline-style="solid" style:text-underline-width="auto" style:text-underline-color="font-color" fo:font-weight="normal" style:text-blinking="false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a90aa63b-5e2b-998e-06ef-01344be2a3ce"/>4 sierpnia</text:p>
      <text:p text:style-name="P1">Problemy Jan Animations z Hasbro</text:p>
      <text:p text:style-name="Text_20_body"/>
      <text:p text:style-name="P1">To jeszcze nie koniec przeprawy znanego i lubianego w fandomie animatora z właścicielami My Little Pony. Co prawda na tegorocznym GalaConie pokazał zgromadzonym fanom fragmenty dwóch animacji – „Button Adventures 2” oraz „Pony Rock Anthem”, jednak okazało się, iż powstały one jeszcze przed całym prawnym zamętem. Na chwilę obecną Jan nadal rozmawia z Hasbro, więc nie wiadomo jak cała sprawa się zakończy. Możemy tylko mieć nadzieję, iż w przyszłości poznamy kolejne przygody Buttona.</text:p>
      <text:p text:style-name="Text_20_body"/>
      <text:p text:style-name="P2"><text:span text:style-name="T1">Link do obrazka: </text:span><text:a xlink:type="simple" xlink:href="http://2.bp.blogspot.com/-7za8cIKEanc/U-Anf5j2BgI/AAAAAAAB3ws/r4CFP1JgIUk/s1600/Capture.PNG" text:style-name="Internet_20_link" text:visited-style-name="Visited_20_Internet_20_Link"><text:span text:style-name="T2">http://2.bp.blogspot.com/-7za8cIKEanc/U-Anf5j2BgI/AAAAAAAB3ws/r4CFP1JgIUk/s1600/Capture.PNG</text:span></text:a></text:p>
      <text:p text:style-name="P2"><text:span text:style-name="T1">Link do źródła: </text:span><text:a xlink:type="simple" xlink:href="http://www.equestriadaily.com/2014/08/clarification-on-jan-animations-buttons.html" text:style-name="Internet_20_link" text:visited-style-name="Visited_20_Internet_20_Link"><text:span text:style-name="T2">http://www.equestriadaily.com/2014/08/clarification-on-jan-animations-buttons.html</text:span></text:a></text:p>
      <text:p text:style-name="Text_20_body"/>
      <text:p text:style-name="P1">8 sierpnia</text:p>
      <text:p text:style-name="P1">Animacja „Leaving the Stable”</text:p>
      <text:p text:style-name="Text_20_body"/>
      <text:p text:style-name="P2"><text:span text:style-name="T1">Nie byłbym sobą, gdybym w naszych wieściach nie zawarł czegoś dla zakamieniałych fanów Fallout: Equestria. Pierwszego sierpnia na YouTube pojawiła się wspaniała animacja przedstawiająca sam początek tego doskonałego opowiadnia, czyli opuszczenie Stajni przez Littlepip. Niby nic takiego, jednak jej jakość i odpowiednio dobrana muzyka sprawiają, iż oglądając mamy nadzieję na więcej. Zachwycać można się </text:span><text:a xlink:type="simple" xlink:href="https://www.youtube.com/watch?v=uMra1iv7QEQ" text:style-name="Internet_20_link" text:visited-style-name="Visited_20_Internet_20_Link"><text:span text:style-name="T2">tutaj</text:span></text:a><text:span text:style-name="T1">. </text:span></text:p>
      <text:p text:style-name="Text_20_body"/>
      <text:p text:style-name="P2"><text:span text:style-name="T1">Link do obrazka: </text:span><text:a xlink:type="simple" xlink:href="http://3.bp.blogspot.com/-cVc-4BS5QVo/U-Vd6yidkZI/AAAAAAAB4CI/3D6ig4D2kWo/s1600/1.png" text:style-name="Internet_20_link" text:visited-style-name="Visited_20_Internet_20_Link"><text:span text:style-name="T2">http://3.bp.blogspot.com/-cVc-4BS5QVo/U-Vd6yidkZI/AAAAAAAB4CI/3D6ig4D2kWo/s1600/1.png</text:span></text:a></text:p>
      <text:p text:style-name="P2"><text:span text:style-name="T1">Link do źródła: </text:span><text:a xlink:type="simple" xlink:href="http://www.equestriadaily.com/2014/08/awesome-sfm-leaving-stable-fallout.html" text:style-name="Internet_20_link" text:visited-style-name="Visited_20_Internet_20_Link"><text:span text:style-name="T2">http://www.equestriadaily.com/2014/08/awesome-sfm-leaving-stable-fallout.html</text:span></text:a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M6S</meta:editing-duration>
    <meta:editing-cycles>3</meta:editing-cycles>
    <meta:generator>LibreOffice/4.3.2.2$Windows_x86 LibreOffice_project/edfb5295ba211bd31ad47d0bad0118690f76407d</meta:generator>
    <dc:date>2014-10-30T00:36:38.185000000</dc:date>
    <meta:document-statistic meta:table-count="0" meta:image-count="0" meta:object-count="0" meta:page-count="1" meta:paragraph-count="11" meta:word-count="156" meta:character-count="1379" meta:non-whitespace-character-count="1230"/>
    <meta:user-defined meta:name="Info 1"/>
    <meta:user-defined meta:name="Info 2"/>
    <meta:user-defined meta:name="Info 3"/>
    <meta:user-defined meta:name="Info 4"/>
  </office:meta>
</office:document-meta>
</file>